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ndara" svg:font-family="Candara" style:font-family-generic="swiss"/>
    <style:font-face style:name="Candara1" svg:font-family="Candara" style:font-family-generic="swiss" style:font-pitch="variable"/>
    <style:font-face style:name="Candara2" svg:font-family="Candara" style:font-adornments="Bold" style:font-family-generic="swiss"/>
    <style:font-face style:name="Candara3" svg:font-family="Candara" style:font-adornments="Normal" style:font-family-generic="swiss" style:font-pitch="variable"/>
    <style:font-face style:name="Candara4" svg:font-family="Candara"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4" style:family="table">
      <style:table-properties style:width="17cm" table:align="left"/>
    </style:style>
    <style:style style:name="Tabla4.A" style:family="table-column">
      <style:table-column-properties style:column-width="3.373cm"/>
    </style:style>
    <style:style style:name="Tabla4.B" style:family="table-column">
      <style:table-column-properties style:column-width="2.522cm"/>
    </style:style>
    <style:style style:name="Tabla4.C" style:family="table-column">
      <style:table-column-properties style:column-width="5.502cm"/>
    </style:style>
    <style:style style:name="Tabla4.D" style:family="table-column">
      <style:table-column-properties style:column-width="5.604cm"/>
    </style:style>
    <style:style style:name="Tabla4.A1" style:family="table-cell">
      <style:table-cell-properties style:vertical-align="middle" fo:padding="0.049cm" fo:border="0.05pt solid #000000"/>
    </style:style>
    <style:style style:name="Tabla5" style:family="table">
      <style:table-properties style:width="17cm" table:align="left"/>
    </style:style>
    <style:style style:name="Tabla5.A" style:family="table-column">
      <style:table-column-properties style:column-width="4.046cm"/>
    </style:style>
    <style:style style:name="Tabla5.B" style:family="table-column">
      <style:table-column-properties style:column-width="1.757cm"/>
    </style:style>
    <style:style style:name="Tabla5.C" style:family="table-column">
      <style:table-column-properties style:column-width="2.422cm"/>
    </style:style>
    <style:style style:name="Tabla5.D" style:family="table-column">
      <style:table-column-properties style:column-width="3.755cm"/>
    </style:style>
    <style:style style:name="Tabla5.E" style:family="table-column">
      <style:table-column-properties style:column-width="5.02cm"/>
    </style:style>
    <style:style style:name="Tabla5.A1" style:family="table-cell">
      <style:table-cell-properties style:vertical-align="middle" fo:padding="0.049cm" fo:border="0.05pt solid #000000"/>
    </style:style>
    <style:style style:name="Tabla6" style:family="table">
      <style:table-properties style:width="17cm" table:align="left"/>
    </style:style>
    <style:style style:name="Tabla6.A" style:family="table-column">
      <style:table-column-properties style:column-width="3.143cm"/>
    </style:style>
    <style:style style:name="Tabla6.B" style:family="table-column">
      <style:table-column-properties style:column-width="1.914cm"/>
    </style:style>
    <style:style style:name="Tabla6.C" style:family="table-column">
      <style:table-column-properties style:column-width="2.697cm"/>
    </style:style>
    <style:style style:name="Tabla6.D" style:family="table-column">
      <style:table-column-properties style:column-width="4.563cm"/>
    </style:style>
    <style:style style:name="Tabla6.E" style:family="table-column">
      <style:table-column-properties style:column-width="4.683cm"/>
    </style:style>
    <style:style style:name="Tabla6.A1" style:family="table-cell">
      <style:table-cell-properties style:vertical-align="middle" fo:padding="0.049cm" fo:border="0.05pt solid #000000"/>
    </style:style>
    <style:style style:name="Tabla7" style:family="table">
      <style:table-properties style:width="17cm" table:align="left"/>
    </style:style>
    <style:style style:name="Tabla7.A" style:family="table-column">
      <style:table-column-properties style:column-width="6.281cm"/>
    </style:style>
    <style:style style:name="Tabla7.B" style:family="table-column">
      <style:table-column-properties style:column-width="2.438cm"/>
    </style:style>
    <style:style style:name="Tabla7.C" style:family="table-column">
      <style:table-column-properties style:column-width="8.281cm"/>
    </style:style>
    <style:style style:name="Tabla7.A1" style:family="table-cell">
      <style:table-cell-properties style:vertical-align="middle" fo:padding="0.049cm" fo:border="0.05pt solid #000000"/>
    </style:style>
    <style:style style:name="P1" style:family="paragraph" style:parent-style-name="Contents_20_4">
      <style:paragraph-properties>
        <style:tab-stops>
          <style:tab-stop style:position="15.4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4">
      <style:paragraph-properties fo:break-before="page" fo:keep-with-next="always"/>
      <style:text-properties officeooo:paragraph-rsid="0010500a"/>
    </style:style>
    <style:style style:name="P5"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bold" officeooo:rsid="001b7fd9" officeooo:paragraph-rsid="000d8dfd"/>
    </style:style>
    <style:style style:name="P6"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1" officeooo:rsid="001b7fd9" officeooo:paragraph-rsid="000d8dfd"/>
    </style:style>
    <style:style style:name="P7" style:family="paragraph" style:parent-style-name="Text_20_body" style:list-style-name="L1">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1" officeooo:rsid="001b7fd9" officeooo:paragraph-rsid="000d8dfd"/>
    </style:style>
    <style:style style:name="P8" style:family="paragraph" style:parent-style-name="Text_20_body" style:list-style-name="L2">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1" officeooo:rsid="001b7fd9" officeooo:paragraph-rsid="000d8dfd"/>
    </style:style>
    <style:style style:name="P9" style:family="paragraph" style:parent-style-name="Text_20_body" style:list-style-name="L3">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1" officeooo:rsid="001b7fd9" officeooo:paragraph-rsid="000d8dfd"/>
    </style:style>
    <style:style style:name="P10" style:family="paragraph" style:parent-style-name="Text_20_body" style:list-style-name="L4">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1" officeooo:rsid="001b7fd9" officeooo:paragraph-rsid="000d8dfd"/>
    </style:style>
    <style:style style:name="P11" style:family="paragraph" style:parent-style-name="Heading_20_4">
      <style:paragraph-properties fo:break-before="page"/>
      <style:text-properties officeooo:paragraph-rsid="0010500a"/>
    </style:style>
    <style:style style:name="P12"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Candara" fo:font-weight="normal" officeooo:rsid="001b7fd9" officeooo:paragraph-rsid="0010500a" style:font-weight-asian="normal" style:font-weight-complex="normal"/>
    </style:style>
    <style:style style:name="P13" style:family="paragraph" style:parent-style-name="Text_20_body">
      <style:paragraph-properties fo:margin-left="0cm" fo:margin-right="0cm" fo:line-height="114%" fo:text-align="justify" style:justify-single-word="false" fo:text-indent="0cm" style:auto-text-indent="false" style:writing-mode="lr-tb"/>
      <style:text-properties style:font-name="Candara" officeooo:rsid="001b7fd9" officeooo:paragraph-rsid="0010500a"/>
    </style:style>
    <style:style style:name="P14"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 officeooo:rsid="001b7fd9" officeooo:paragraph-rsid="0010500a"/>
    </style:style>
    <style:style style:name="P15"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rsid="001b7fd9" officeooo:paragraph-rsid="0010500a"/>
    </style:style>
    <style:style style:name="P16" style:family="paragraph" style:parent-style-name="Text_20_body">
      <style:paragraph-properties fo:margin-left="1.588cm" fo:margin-right="0cm" fo:line-height="114%" fo:text-align="justify" style:justify-single-word="false" fo:text-indent="0cm" style:auto-text-indent="false" style:writing-mode="lr-tb"/>
      <style:text-properties style:font-name="Candara" officeooo:rsid="001b7fd9" officeooo:paragraph-rsid="0010500a"/>
    </style:style>
    <style:style style:name="P17"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 fo:font-weight="normal" officeooo:rsid="001b7fd9" officeooo:paragraph-rsid="0010500a" style:font-weight-asian="normal" style:font-weight-complex="normal"/>
    </style:style>
    <style:style style:name="P18"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 fo:font-weight="normal" officeooo:rsid="001b7fd9" officeooo:paragraph-rsid="0010500a" style:font-weight-asian="normal" style:font-weight-complex="normal"/>
    </style:style>
    <style:style style:name="P19" style:family="paragraph" style:parent-style-name="Text_20_body">
      <style:paragraph-properties fo:margin-left="0cm" fo:margin-right="0cm" fo:line-height="114%" fo:text-align="justify" style:justify-single-word="false" fo:text-indent="0cm" style:auto-text-indent="false"/>
      <style:text-properties style:font-name="DejaVu Sans" officeooo:rsid="001b7fd9" officeooo:paragraph-rsid="0010500a"/>
    </style:style>
    <style:style style:name="P20" style:family="paragraph" style:parent-style-name="Text_20_body">
      <style:paragraph-properties fo:line-height="114%" fo:text-align="justify" style:justify-single-word="false"/>
      <style:text-properties style:font-name="DejaVu Sans" officeooo:rsid="001b7fd9" officeooo:paragraph-rsid="0010500a"/>
    </style:style>
    <style:style style:name="P21" style:family="paragraph" style:parent-style-name="Text_20_body">
      <style:paragraph-properties fo:margin-left="0.794cm" fo:margin-right="0cm" fo:line-height="114%" fo:text-align="justify" style:justify-single-word="false" fo:text-indent="0cm" style:auto-text-indent="false"/>
      <style:text-properties style:font-name="Candara" officeooo:rsid="001b7fd9" officeooo:paragraph-rsid="0010500a"/>
    </style:style>
    <style:style style:name="P22" style:family="paragraph" style:parent-style-name="Text_20_body">
      <style:paragraph-properties fo:margin-left="1.588cm" fo:margin-right="0cm" fo:line-height="114%" fo:text-align="justify" style:justify-single-word="false" fo:text-indent="0cm" style:auto-text-indent="false"/>
      <style:text-properties style:font-name="Candara" officeooo:rsid="001b7fd9" officeooo:paragraph-rsid="0010500a"/>
    </style:style>
    <style:style style:name="P23" style:family="paragraph" style:parent-style-name="Heading_20_2">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1" fo:font-size="12pt" officeooo:paragraph-rsid="0010dd9f" style:font-size-asian="12pt" style:font-size-complex="12pt"/>
    </style:style>
    <style:style style:name="P24"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Candara1" officeooo:paragraph-rsid="0010dd9f"/>
    </style:style>
    <style:style style:name="P25"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1" officeooo:paragraph-rsid="0010dd9f"/>
    </style:style>
    <style:style style:name="P26" style:family="paragraph" style:parent-style-name="Heading_20_4">
      <style:paragraph-properties fo:margin-left="0cm" fo:margin-right="0cm" fo:margin-top="0cm" fo:margin-bottom="0.247cm" style:contextual-spacing="false" fo:line-height="114%" fo:text-align="justify" style:justify-single-word="false" fo:text-indent="0cm" style:auto-text-indent="false"/>
      <style:text-properties style:font-name="Candara1" officeooo:paragraph-rsid="0010dd9f"/>
    </style:style>
    <style:style style:name="P27" style:family="paragraph" style:parent-style-name="Table_20_Contents">
      <style:paragraph-properties fo:margin-left="0cm" fo:margin-right="0cm" fo:margin-top="0cm" fo:margin-bottom="0cm" style:contextual-spacing="false" fo:line-height="114%" fo:text-align="justify" style:justify-single-word="false" fo:text-indent="0cm" style:auto-text-indent="false"/>
      <style:text-properties officeooo:paragraph-rsid="0010dd9f"/>
    </style:style>
    <style:style style:name="P28"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bold" officeooo:paragraph-rsid="0010dd9f"/>
    </style:style>
    <style:style style:name="P29" style:family="paragraph" style:parent-style-name="Table_20_Contents">
      <style:paragraph-properties fo:margin-left="0cm" fo:margin-right="0cm" fo:margin-top="0cm" fo:margin-bottom="0.247cm" style:contextual-spacing="false" fo:line-height="114%" fo:text-align="justify" style:justify-single-word="false" fo:text-indent="0cm" style:auto-text-indent="false"/>
      <style:text-properties style:font-name="Candara1" officeooo:paragraph-rsid="0010dd9f"/>
    </style:style>
    <style:style style:name="P30" style:family="paragraph" style:parent-style-name="Table_20_Contents">
      <style:paragraph-properties fo:margin-top="0cm" fo:margin-bottom="0.247cm" style:contextual-spacing="false" fo:line-height="114%" fo:text-align="justify" style:justify-single-word="false"/>
      <style:text-properties style:font-name="Candara1" officeooo:paragraph-rsid="0010dd9f"/>
    </style:style>
    <style:style style:name="P31"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bold" officeooo:paragraph-rsid="0010dd9f"/>
    </style:style>
    <style:style style:name="P32"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1" officeooo:paragraph-rsid="0010dd9f"/>
    </style:style>
    <style:style style:name="P33" style:family="paragraph" style:parent-style-name="Horizontal_20_Line">
      <style:paragraph-properties fo:text-align="justify" style:justify-single-word="false"/>
      <style:text-properties style:font-name="Candara1" officeooo:paragraph-rsid="0010dd9f"/>
    </style:style>
    <style:style style:name="P34"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1" fo:font-weight="bold" officeooo:paragraph-rsid="0010dd9f"/>
    </style:style>
    <style:style style:name="T1" style:family="text">
      <style:text-properties officeooo:rsid="00277ab2"/>
    </style:style>
    <style:style style:name="T2" style:family="text">
      <style:text-properties style:font-name="Candara"/>
    </style:style>
    <style:style style:name="T3" style:family="text">
      <style:text-properties style:font-name="Candara" fo:font-weight="normal" style:font-weight-asian="normal" style:font-weight-complex="normal"/>
    </style:style>
    <style:style style:name="T4" style:family="text">
      <style:text-properties fo:font-weight="bold"/>
    </style:style>
    <style:style style:name="T5" style:family="text">
      <style:text-properties style:font-name="Candara1"/>
    </style:style>
    <style:style style:name="T6" style:family="text">
      <style:text-properties fo:font-style="italic"/>
    </style:style>
    <style:style style:name="Sect1" style:family="section">
      <style:section-properties fo:background-color="#dee6ef"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610_1580363321" office:name="Guion Detallado de la Memoria Técnica (2ºDAW)" text:style-name="Index_20_Link" text:visited-style-name="Index_20_Link">Guion Detallado de la Memoria Técnica (2ºDAW)<text:tab/>2</text:a></text:p>
          <text:p text:style-name="P1"><text:a xlink:type="simple" xlink:href="#__RefHeading___Toc11223_67386047" office:name="ANEXO I. Guión proyecto 2DAW" text:style-name="Index_20_Link" text:visited-style-name="Index_20_Link">ANEXO I. Guión proyecto 2DAW<text:tab/>4</text:a></text:p>
          <text:p text:style-name="P2"><text:a xlink:type="simple" xlink:href="#__RefHeading___Toc7885_67386047" office:name="1. Análisis del contexto." text:style-name="Index_20_Link" text:visited-style-name="Index_20_Link">1. Análisis del contexto.<text:tab/>4</text:a></text:p>
          <text:p text:style-name="P2"><text:a xlink:type="simple" xlink:href="#__RefHeading___Toc7887_67386047" office:name="2. Diseño del proyecto." text:style-name="Index_20_Link" text:visited-style-name="Index_20_Link">2. Diseño del proyecto.<text:tab/>4</text:a></text:p>
          <text:p text:style-name="P2"><text:a xlink:type="simple" xlink:href="#__RefHeading___Toc7889_67386047" office:name="3. Planificación de la ejecución" text:style-name="Index_20_Link" text:visited-style-name="Index_20_Link">3. Planificación de la ejecución<text:tab/>7</text:a></text:p>
          <text:p text:style-name="P2"><text:a xlink:type="simple" xlink:href="#__RefHeading___Toc7891_67386047" office:name="4. Seguimiento y control de la ejecución del proyecto." text:style-name="Index_20_Link" text:visited-style-name="Index_20_Link">4. Seguimiento y control de la ejecución del proyecto.<text:tab/>7</text:a></text:p>
          <text:p text:style-name="P3"><text:a xlink:type="simple" xlink:href="#__RefHeading___Toc2920_492140000" office:name="Plantilla para la Memoria Técnica (Apartado 2.4 y 2.5)" text:style-name="Index_20_Link" text:visited-style-name="Index_20_Link">Plantilla para la Memoria Técnica (Apartado 2.4 y 2.5)<text:tab/>8</text:a></text:p>
          <text:p text:style-name="P2"><text:a xlink:type="simple" xlink:href="#__RefHeading___Toc2922_492140000" office:name="2.4. Presupuesto (Desglosado)" text:style-name="Index_20_Link" text:visited-style-name="Index_20_Link">2.4. Presupuesto (Desglosado)<text:tab/>8</text:a></text:p>
          <text:p text:style-name="P1"><text:a xlink:type="simple" xlink:href="#__RefHeading___Toc2924_492140000" office:name="2.4.1. Análisis y Comparativa de Alojamiento (Hosting)" text:style-name="Index_20_Link" text:visited-style-name="Index_20_Link">2.4.1. Análisis y Comparativa de Alojamiento (Hosting)<text:tab/>8</text:a></text:p>
          <text:p text:style-name="P1"><text:a xlink:type="simple" xlink:href="#__RefHeading___Toc2926_492140000" office:name="2.4.2. Coste Operacional Anual Fijo" text:style-name="Index_20_Link" text:visited-style-name="Index_20_Link">2.4.2. Coste Operacional Anual Fijo<text:tab/>8</text:a></text:p>
          <text:p text:style-name="P1"><text:a xlink:type="simple" xlink:href="#__RefHeading___Toc2928_492140000" office:name="2.4.3. Coste Operacional Variable (Según Uso)" text:style-name="Index_20_Link" text:visited-style-name="Index_20_Link">2.4.3. Coste Operacional Variable (Según Uso)<text:tab/>9</text:a></text:p>
          <text:p text:style-name="P2"><text:a xlink:type="simple" xlink:href="#__RefHeading___Toc2930_492140000" office:name="2.5. Estudio de Viabilidad Técnica y Económica" text:style-name="Index_20_Link" text:visited-style-name="Index_20_Link">2.5. Estudio de Viabilidad Técnica y Económica<text:tab/>9</text:a></text:p>
          <text:p text:style-name="P1"><text:a xlink:type="simple" xlink:href="#__RefHeading___Toc2932_492140000" office:name="2.5.1. Viabilidad Técnica (Resumen)" text:style-name="Index_20_Link" text:visited-style-name="Index_20_Link">2.5.1. Viabilidad Técnica (Resumen)<text:tab/>9</text:a></text:p>
          <text:p text:style-name="P1"><text:a xlink:type="simple" xlink:href="#__RefHeading___Toc2934_492140000" office:name="2.5.2. Viabilidad Económica y Financiación" text:style-name="Index_20_Link" text:visited-style-name="Index_20_Link">2.5.2. Viabilidad Económica y Financiación<text:tab/>9</text:a></text:p>
        </text:index-body>
      </text:table-of-content>
      <text:p text:style-name="Standard"/>
      <text:h text:style-name="P4" text:outline-level="4"><text:bookmark-start text:name="__RefHeading___Toc7610_1580363321"/>Guion Detallado de la Memoria Técnica (2ºDAW)<text:bookmark-end text:name="__RefHeading___Toc7610_1580363321"/></text:h>
      <text:p text:style-name="P5">Índice</text:p>
      <text:p text:style-name="P6">1. Análisis del Contexto</text:p>
      <text:list text:style-name="L1">
        <text:list-item>
          <text:p text:style-name="P7">Propósito del proyecto </text:p>
        </text:list-item>
        <text:list-item>
          <text:p text:style-name="P7">Funcionalidad del producto: resumen de las funcionalidades principales </text:p>
        </text:list-item>
        <text:list-item>
          <text:p text:style-name="P7">Análisis de las tecnologías web del sector </text:p>
        </text:list-item>
        <text:list-item>
          <text:p text:style-name="P7">Análisis de las necesidades del mercado que justifican el producto </text:p>
        </text:list-item>
        <text:list-item>
          <text:p text:style-name="P7">Análisis de productos similares existentes </text:p>
          <text:list>
            <text:list-item>
              <text:p text:style-name="P7">Tecnologías utilizadas </text:p>
            </text:list-item>
            <text:list-item>
              <text:p text:style-name="P7">Comentarios de usuarios sobre nuevas tecnologías o problemas de rendimiento </text:p>
            </text:list-item>
          </text:list>
        </text:list-item>
        <text:list-item>
          <text:p text:style-name="P7">Aspectos diferenciadores del proyecto </text:p>
        </text:list-item>
        <text:list-item>
          <text:p text:style-name="P7">Encuadre de la empresa en el sector económico </text:p>
        </text:list-item>
        <text:list-item>
          <text:p text:style-name="P7">Impuestos y normativa principal (laboral y prevención de riesgos) </text:p>
        </text:list-item>
        <text:list-item>
          <text:p text:style-name="P7">Identificación de subvenciones o ayudas </text:p>
        </text:list-item>
        <text:list-item>
          <text:p text:style-name="P7">Guion de trabajo a seguir para la elaboración del proyecto </text:p>
        </text:list-item>
      </text:list>
      <text:p text:style-name="P6">2. Diseño del Proyecto</text:p>
      <text:list text:style-name="L2">
        <text:list-item>
          <text:p text:style-name="P8">Objetivos y alcance del producto (con el documento ERS) </text:p>
        </text:list-item>
        <text:list-item>
          <text:p text:style-name="P8">Fases del proyecto desde el punto de vista de la ejecución </text:p>
        </text:list-item>
        <text:list-item>
          <text:p text:style-name="P8">Recursos materiales y personales </text:p>
          <text:list>
            <text:list-item>
              <text:p text:style-name="P8">Despliegue de la aplicación en un <text:span text:style-name="T1">s</text:span>ervidor </text:p>
              <text:list>
                <text:list-item>
                  <text:p text:style-name="P8">Requisitos del servidor (mínimos y recomendados) </text:p>
                </text:list-item>
                <text:list-item>
                  <text:p text:style-name="P8">Comparativa de alojamientos (al menos 3) y recomendación </text:p>
                </text:list-item>
              </text:list>
            </text:list-item>
            <text:list-item>
              <text:p text:style-name="P8">Recursos personales </text:p>
            </text:list-item>
          </text:list>
        </text:list-item>
        <text:list-item>
          <text:p text:style-name="P8">Presupuesto (desglosado) </text:p>
        </text:list-item>
        <text:list-item>
          <text:p text:style-name="P8">Estudio de viabilidad técnica y económica </text:p>
        </text:list-item>
        <text:list-item>
          <text:p text:style-name="P8">Financiación </text:p>
        </text:list-item>
        <text:list-item>
          <text:p text:style-name="P8">Documentación de diseño del producto </text:p>
          <text:list>
            <text:list-item>
              <text:p text:style-name="P8">Casos de uso y sus diagramas </text:p>
            </text:list-item>
            <text:list-item>
              <text:p text:style-name="P8">Base de datos: análisis, diagrama E/R y modelo relacional </text:p>
            </text:list-item>
            <text:list-item>
              <text:p text:style-name="P8">Interfaz Web y lenguajes utilizados: descripción gráfica, mapa de navegación, guía de estilo y prototipado </text:p>
            </text:list-item>
            <text:list-item>
              <text:p text:style-name="P8"><text:soft-page-break/>Lenguaje de entorno cliente (con librerías y frameworks) </text:p>
            </text:list-item>
            <text:list-item>
              <text:p text:style-name="P8">Lenguaje de entorno servidor (con versión y metodología) </text:p>
            </text:list-item>
            <text:list-item>
              <text:p text:style-name="P8">Diagrama de la estructura cliente-servidor </text:p>
            </text:list-item>
          </text:list>
        </text:list-item>
      </text:list>
      <text:p text:style-name="P6">3. Planificación de la Ejecución</text:p>
      <text:list text:style-name="L3">
        <text:list-item>
          <text:p text:style-name="P9">Secuenciación de actividades y asignación de recursos, tiempos y costos </text:p>
        </text:list-item>
        <text:list-item>
          <text:p text:style-name="P9">Planificación del diseño y desarrollo </text:p>
          <text:list>
            <text:list-item>
              <text:p text:style-name="P9">Recursos humanos y logística</text:p>
            </text:list-item>
            <text:list-item>
              <text:p text:style-name="P9">Permisos necesarios para cada tarea </text:p>
            </text:list-item>
          </text:list>
        </text:list-item>
        <text:list-item>
          <text:p text:style-name="P9">Planificación del despliegue en el servido<text:span text:style-name="T1">r</text:span></text:p>
          <text:list>
            <text:list-item>
              <text:p text:style-name="P9">Proceso de configuración del servidor </text:p>
            </text:list-item>
            <text:list-item>
              <text:p text:style-name="P9">Medidas de seguridad previstas </text:p>
            </text:list-item>
            <text:list-item>
              <text:p text:style-name="P9">Documentación de configuración e incidencias </text:p>
            </text:list-item>
          </text:list>
        </text:list-item>
      </text:list>
      <text:p text:style-name="P6">4. Seguimiento y Control de la Ejecución del Proyecto</text:p>
      <text:list text:style-name="L4">
        <text:list-item>
          <text:p text:style-name="P10">Procedimientos para la evaluación e indicadores de calidad </text:p>
        </text:list-item>
        <text:list-item>
          <text:p text:style-name="P10">Procedimiento para gestionar cambios en recursos y actividades </text:p>
        </text:list-item>
        <text:list-item>
          <text:p text:style-name="P10">Sistema para garantizar el cumplimiento de los requerimientos de la aplicación </text:p>
        </text:list-item>
        <text:list-item>
          <text:p text:style-name="P10">Documentación necesaria para la evaluación </text:p>
        </text:list-item>
      </text:list>
      <text:h text:style-name="P11" text:outline-level="4"><text:bookmark-start text:name="__RefHeading___Toc11223_67386047"/>ANEXO I. Guión proyecto 2DAW<text:bookmark-end text:name="__RefHeading___Toc11223_67386047"/></text:h>
      <text:h text:style-name="P12" text:outline-level="3"><text:bookmark-start text:name="__RefHeading___Toc7885_67386047"/>1. Análisis del contexto.<text:bookmark-end text:name="__RefHeading___Toc7885_67386047"/></text:h>
      <text:section text:style-name="Sect2" text:name="mod_book-chapter">
        <text:p text:style-name="P13">1. - Propósito del proyecto.</text:p>
        <text:p text:style-name="P13">2. - Funcionalidad del producto. Resumen de las funcionalidades principales que el producto debe realizar, sin entrar en detalle.</text:p>
        <text:p text:style-name="P13">3. -  Análisis de las tecnologías utilizadas en el sector empresarial para el diseño de páginas web.</text:p>
        <text:p text:style-name="P13">4. - Análisis de las necesidades en el mercado que justifican la utilidad del producto.</text:p>
        <text:p text:style-name="P13">5. -  Análisis de otros productos similares existentes en el mercado.</text:p>
        <text:p text:style-name="P14">a. Identifica los tipos de tecnologías web utilizados por otras aplicaciones web similares a la propuesta de tu proyecto.</text:p>
        <text:p text:style-name="P14">b. Localiza comentarios de usuarios de las aplicaciones web existentes similares a las de tu proyecto sobre nuevas tecnologías que se le solicita o problemas que encuentran sobre velocidad u otros aspectos que puedan estar referidos al servidor donde están desplegadas esas aplicación existentes. En caso de no poder encontrar comentarios de este tipo, puedes realizar un estudio con otras personas que hayan utilizado o puedan utilizar esas aplicaciones existentes, para que respondan a esas cuestiones.</text:p>
        <text:p text:style-name="P13">6. - Aspectos diferenciadores del proyecto sobre los productos existentes.</text:p>
        <text:p text:style-name="P13">7. - Encuadra la empresa en el sector económico al que pertenece el proyecto.</text:p>
        <text:p text:style-name="P13">8. - Nombra los impuestos a los que está sujeta la empresa , así como la normativa principal que le afecta en el ámbito laboral y en el ámbito de prevención de riesgos.</text:p>
        <text:p text:style-name="P13">9. - Identifica las subvenciones o ayudas que has solicitado para la puesta en marcha de tu empresa.</text:p>
        <text:p text:style-name="P13">10. - Elabora el guion de trabajo que se va a seguir para la elaboración del proyecto.</text:p>
      </text:section>
      <text:h text:style-name="P12" text:outline-level="3"><text:bookmark-start text:name="__RefHeading___Toc7887_67386047"/>2. Diseño del proyecto.<text:bookmark-end text:name="__RefHeading___Toc7887_67386047"/></text:h>
      <text:p text:style-name="P15"><text:span text:style-name="Strong_20_Emphasis"><text:span text:style-name="T2">1. - Objetivos que se pretenden conseguir con el producto identificando su alcance. Definición y alcance: el documento ERS (Especificación de Requisitos Software) debe contener los siguientes elementos:</text:span></text:span></text:p>
      <text:p text:style-name="P14">1. Descripción de la aplicación, servicio/s o producto/s.</text:p>
      <text:p text:style-name="P14">2. Establecer los objetivos prioritarios y su alcance.</text:p>
      <text:p text:style-name="P14">3. Relación de los requisitos funcionales (funcionalidades de la propia aplicación de forma resumida ampliadas en los casos de uso) y no funcionales del sistema(compatibilidades a nivel de sistema , seguridad etc ...).</text:p>
      <text:p text:style-name="P15"><text:span text:style-name="Strong_20_Emphasis"><text:span text:style-name="T2">2. - Identificar las fases que componen el proyecto (desde el punto de vista de su ejecución, y que agruparán las actividades o tareas ampliadas en los apartados de planificación y seguimiento).</text:span></text:span></text:p>
      <text:p text:style-name="P15"><text:soft-page-break/><text:span text:style-name="Strong_20_Emphasis"><text:span text:style-name="T2">3. - Recursos materiales y personales.</text:span></text:span></text:p>
      <text:p text:style-name="P14">1.Despliegue de la aplicación en un servidor:</text:p>
      <text:p text:style-name="P16">a. Requisitos, tanto mínimos como recomendados, del servidor en el que se vaya a desplegar la aplicación, incluyendo aspectos software y hardware. </text:p>
      <text:p text:style-name="P16">b. Comparativa de, al menos, 3 alojamientos en servidores compartidos o dedicados (gratuitos y/o de pago), indicando precios y características (con datos reales y actualizados). Recomendación razonada de uno de esos alojamientos en el que se alojaría la aplicación.</text:p>
      <text:p text:style-name="P14">2. Recursos personales.</text:p>
      <text:p text:style-name="P15"><text:span text:style-name="Strong_20_Emphasis"><text:span text:style-name="T2">4. - Presupuesto (desglosado).</text:span></text:span></text:p>
      <text:p text:style-name="P15"><text:span text:style-name="Strong_20_Emphasis"><text:span text:style-name="T2">5. - Estudio de viabilidad técnica y económica.</text:span></text:span></text:p>
      <text:p text:style-name="P15"><text:span text:style-name="Strong_20_Emphasis"><text:span text:style-name="T2">6. - Financiación.</text:span></text:span></text:p>
      <text:p text:style-name="P15"><text:span text:style-name="Strong_20_Emphasis"><text:span text:style-name="T2">7. - Documentación de diseño del producto.</text:span></text:span></text:p>
      <text:p text:style-name="P14">1. Casos de uso:</text:p>
      <text:p text:style-name="P16">a. Obtención de cada uno de los casos de uso y sus diagramas.</text:p>
      <text:p text:style-name="P16">b. Diagramas de clases, de interacción, de actividades, de secuencia o de flujo si son necesarios.</text:p>
      <text:p text:style-name="P14">2. Base de datos</text:p>
      <text:p text:style-name="P16">a. Análisis de requisitos para la base de datos.</text:p>
      <text:p text:style-name="P16">b. Diseño conceptual: Diagrama Entidad/Relación.</text:p>
      <text:p text:style-name="P16">c. Diseño lógico: Modelo relacional.</text:p>
      <text:p text:style-name="P16">d. Para dispositivos móviles, describe la estructura de los datos que va a gestionar la aplicación (qué datos va a almacenar la aplicación en la base de datos, así como los datos que va a recibir y enviar la aplicación) e indica cuál va a ser el sistema de gestión de la base de datos (local, remota o ambas).</text:p>
      <text:p text:style-name="P14">3. Interfaz Web y lenguajes utilizados:</text:p>
      <text:p text:style-name="P16">a. Descripción de la composición gráfica propuesta.</text:p>
      <text:p text:style-name="P16">b. Mapa de navegación.</text:p>
      <text:p text:style-name="P16">c. Guía de estilo.</text:p>
      <text:p text:style-name="P16">d. Descripción de la funcionalidad de la aplicación para móviles/tablets</text:p>
      <text:p text:style-name="P16">e. Prototipado de la aplicación web de escritorio y para móvil/tablet utilizando la herramienta Balsamiq u otra herramienta.</text:p>
      <text:p text:style-name="P16">f. Descripción de herramientas y técnicas para la optimización de imágenes para tu web.</text:p>
      <text:p text:style-name="P16"><text:soft-page-break/>g. Pautas para asegurar que tu sitio web sea accesible y usable.</text:p>
      <text:p text:style-name="P14">4. Lenguaje de entorno cliente.</text:p>
      <text:p text:style-name="P16">a. Lenguaje de entorno cliente que se va a utilizar.</text:p>
      <text:p text:style-name="P16">b. Librerías y frameworks necesarios para la implementación</text:p>
      <text:p text:style-name="P14">5. Lenguaje del lado del servidor.</text:p>
      <text:p text:style-name="P16">a. Lenguaje de programación en entorno servidor que se va a utilizar, indicando la versión y los motivos de uso de dicho lenguaje</text:p>
      <text:p text:style-name="P16">b. Metodología de programación que se va a usar y motivos de dicha elección.</text:p>
      <text:p text:style-name="P14">6. Diagrama estructura cliente-servidor.</text:p>
      <text:p text:style-name="P17"/>
      <text:h text:style-name="P18" text:outline-level="3"><text:bookmark-start text:name="__RefHeading___Toc7889_67386047"/>3. Planificación de la ejecución<text:bookmark-end text:name="__RefHeading___Toc7889_67386047"/></text:h>
      <text:p text:style-name="P19"><text:span text:style-name="Strong_20_Emphasis"><text:span text:style-name="T3">1. - Secuenciación de las actividades o tareas para la ejecución del proyecto, determinando/asignando recursos, tiempos y costes necesarios para cada una a partir de las fases establecidas.</text:span></text:span></text:p>
      <text:p text:style-name="P20"><text:span text:style-name="Strong_20_Emphasis"><text:span text:style-name="T3">Las tareas estarán relacionadas, entre otros , con :</text:span></text:span></text:p>
      <text:p text:style-name="P21">1. El diseño y desarrollo de la aplicación:</text:p>
      <text:p text:style-name="P22">a. Determinar los recursos humanos y logística necesaria para llevar a cabo el diseño y desarrollo.</text:p>
      <text:p text:style-name="P22">b. Identificar los permisos necesarios para cada actividad o tarea asignada.</text:p>
      <text:p text:style-name="P21">2. El despliegue de la aplicación en el servidor:</text:p>
      <text:p text:style-name="P22">a. Líneas generales (sin detallar, pero especificando todas las tareas que intervienen) del proceso de configuración del servidor en el que se despliegue la aplicación. Es decir, desde que se instala el sistema operativo (indicando tipo, versión, etc) hasta que la aplicación pueda empezar a desplegarse.</text:p>
      <text:p text:style-name="P22">b. Medidas de seguridad previstas en el servidor, para asegurar la confidencialidad del tráfico, así como garantizar la seguridad de los datos almacenados.</text:p>
      <text:p text:style-name="P22">c. Sobre la documentación de configuración del servidor e incidencias: Qué documentación se registraría y cómo quedaría registrada. Es decir, de manera que la persona que se encargue de la configuración del servidor pueda recordar los cambios que ha efectuado, o que si otra persona debe hacerse cargo en el futuro puede conocer esa información.</text:p>
      <text:h text:style-name="P12" text:outline-level="3"><text:bookmark text:name="mod_book-chapter"/><text:bookmark-start text:name="__RefHeading___Toc7891_67386047"/>4. Seguimiento y control de la ejecución del proyecto.<text:bookmark-end text:name="__RefHeading___Toc7891_67386047"/></text:h>
      <text:p text:style-name="P13">1. - Definir procedimientos para la evaluación junto a sus indicadores de calidad de las tareas o actividades planificadas para la implementación / ejecución del proyecto.</text:p>
      <text:p text:style-name="P13">2. - Definir el procedimiento para gestionar los posibles cambios en los recursos y en las actividades, incluyendo el sistema de registro de los mismos.</text:p>
      <text:p text:style-name="P13">3. - Establecer sistema para garantizar si se han cumplido los requerimientos de la aplicación (con y sin participación del cliente) y pliego de condiciones en su caso.</text:p>
      <text:p text:style-name="P13">4. - Elaborar la documentación necesaria para la evaluación de las actividades y del proyecto.</text:p>
      <text:h text:style-name="P23" text:outline-level="2"><text:bookmark-start text:name="__RefHeading___Toc2920_492140000"/>Plantilla para la Memoria Técnica (Apartado 2.4 y 2.5)<text:bookmark-end text:name="__RefHeading___Toc2920_492140000"/></text:h>
      <text:h text:style-name="P24" text:outline-level="3"><text:bookmark-start text:name="__RefHeading___Toc2922_492140000"/>2.4. Presupuesto (Desglosado)<text:bookmark-end text:name="__RefHeading___Toc2922_492140000"/></text:h>
      <text:p text:style-name="P25">El presupuesto inicial se desglosa en <text:span text:style-name="T4">Costes Fijos Recurrentes</text:span> (infraestructura esencial) y <text:span text:style-name="T4">Costes Variables</text:span> (dependientes del uso o transacción), con el fin de establecer el coste operativo anual del proyecto.</text:p>
      <text:h text:style-name="P26" text:outline-level="4"><text:bookmark-start text:name="__RefHeading___Toc2924_492140000"/>2.4.1. Análisis y Comparativa de Alojamiento (Hosting)<text:bookmark-end text:name="__RefHeading___Toc2924_492140000"/></text:h>
      <text:p text:style-name="P25">Para garantizar la viabilidad técnica y económica del proyecto, se ha realizado una comparativa de opciones de alojamiento web adecuadas al nivel de tráfico y complejidad técnica (ej. uso de base de datos compleja, tiempo real, etc.).</text:p>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27"><text:span text:style-name="Strong_20_Emphasis"><text:span text:style-name="T5">Opción de Alojamiento</text:span></text:span></text:p>
            </table:table-cell>
            <table:table-cell table:style-name="Tabla4.A1" office:value-type="string">
              <text:p text:style-name="P27"><text:span text:style-name="Strong_20_Emphasis"><text:span text:style-name="T5">Coste Anual Estimado (€)</text:span></text:span></text:p>
            </table:table-cell>
            <table:table-cell table:style-name="Tabla4.A1" office:value-type="string">
              <text:p text:style-name="P27"><text:span text:style-name="Strong_20_Emphasis"><text:span text:style-name="T5">Especificaciones Clave</text:span></text:span></text:p>
            </table:table-cell>
            <table:table-cell table:style-name="Tabla4.A1" office:value-type="string">
              <text:p text:style-name="P27"><text:span text:style-name="Strong_20_Emphasis"><text:span text:style-name="T5">Justificación para el Proyecto</text:span></text:span></text:p>
            </table:table-cell>
          </table:table-row>
        </table:table-header-rows>
        <table:table-row>
          <table:table-cell table:style-name="Tabla4.A1" office:value-type="string">
            <text:p text:style-name="P28">A. Hosting Compartido Básico</text:p>
          </table:table-cell>
          <table:table-cell table:style-name="Tabla4.A1" office:value-type="string">
            <text:p text:style-name="P29">[EJ: 70 €]</text:p>
          </table:table-cell>
          <table:table-cell table:style-name="Tabla4.A1" office:value-type="string">
            <text:p text:style-name="P29">[EJ: CPU 1 core, 5 GB SSD, 100 GB tráfico]</text:p>
          </table:table-cell>
          <table:table-cell table:style-name="Tabla4.A1" office:value-type="string">
            <text:p text:style-name="P29">[Indicar por qué <text:span text:style-name="T6">no</text:span> es suficiente o si es ideal para un proyecto muy simple.]</text:p>
          </table:table-cell>
        </table:table-row>
        <table:table-row>
          <table:table-cell table:style-name="Tabla4.A1" office:value-type="string">
            <text:p text:style-name="P28">B. VPS (Servidor Privado Virtual) Medio</text:p>
          </table:table-cell>
          <table:table-cell table:style-name="Tabla4.A1" office:value-type="string">
            <text:p text:style-name="P29">[EJ: 250 €]</text:p>
          </table:table-cell>
          <table:table-cell table:style-name="Tabla4.A1" office:value-type="string">
            <text:p text:style-name="P29">[EJ: 2 cores, 8 GB RAM, 80 GB SSD, escalable]</text:p>
          </table:table-cell>
          <table:table-cell table:style-name="Tabla4.A1" office:value-type="string">
            <text:p text:style-name="P29">[Indicar si esta es la opción elegida y por qué (p. ej., mayor rendimiento para base de datos o aplicaciones en tiempo real).]</text:p>
          </table:table-cell>
        </table:table-row>
        <table:table-row>
          <table:table-cell table:style-name="Tabla4.A1" office:value-type="string">
            <text:p text:style-name="P28">C. Cloud Computing (Pago por Uso)</text:p>
          </table:table-cell>
          <table:table-cell table:style-name="Tabla4.A1" office:value-type="string">
            <text:p text:style-name="P29">[EJ: Estimado 400 €]</text:p>
          </table:table-cell>
          <table:table-cell table:style-name="Tabla4.A1" office:value-type="string">
            <text:p text:style-name="P29">[EJ: Alta escalabilidad automática, facturación por consumo. Adecuado para picos de tráfico.]</text:p>
          </table:table-cell>
          <table:table-cell table:style-name="Tabla4.A1" office:value-type="string">
            <text:p text:style-name="P30">[Indicar por qué se descarta (demasiado caro) o por qué se elige (tráfico impredecible).]</text:p>
          </table:table-cell>
        </table:table-row>
      </table:table>
      <text:p text:style-name="P31">Elección Justificada:</text:p>
      <text:p text:style-name="P32">De las opciones anteriores, la más adecuada para el proyecto <text:span text:style-name="T4">[Título del Proyecto]</text:span> es el <text:span text:style-name="T4">[Opción A/B/C]</text:span>, con un coste anual recurrente de <text:span text:style-name="T4">[X €]</text:span>. Esta elección se justifica por <text:span text:style-name="T4">[detallar el motivo técnico: necesidad de rendimiento, escalabilidad por picos de tráfico, o bajo presupuesto inicial]</text:span>.</text:p>
      <text:h text:style-name="P26" text:outline-level="4"><text:bookmark-start text:name="__RefHeading___Toc2926_492140000"/>2.4.2. Coste Operacional Anual Fijo<text:bookmark-end text:name="__RefHeading___Toc2926_492140000"/></text:h>
      <table:table table:name="Tabla5" table:style-name="Tabla5">
        <table:table-column table:style-name="Tabla5.A"/>
        <table:table-column table:style-name="Tabla5.B"/>
        <table:table-column table:style-name="Tabla5.C"/>
        <table:table-column table:style-name="Tabla5.D"/>
        <table:table-column table:style-name="Tabla5.E"/>
        <table:table-header-rows>
          <table:table-row>
            <table:table-cell table:style-name="Tabla5.A1" office:value-type="string">
              <text:p text:style-name="P27"><text:span text:style-name="Strong_20_Emphasis"><text:span text:style-name="T5">Concepto</text:span></text:span></text:p>
            </table:table-cell>
            <table:table-cell table:style-name="Tabla5.A1" office:value-type="string">
              <text:p text:style-name="P27"><text:span text:style-name="Strong_20_Emphasis"><text:span text:style-name="T5">Tipo de Coste</text:span></text:span></text:p>
            </table:table-cell>
            <table:table-cell table:style-name="Tabla5.A1" office:value-type="string">
              <text:p text:style-name="P27"><text:span text:style-name="Strong_20_Emphasis"><text:span text:style-name="T5">Frecuencia</text:span></text:span></text:p>
            </table:table-cell>
            <table:table-cell table:style-name="Tabla5.A1" office:value-type="string">
              <text:p text:style-name="P27"><text:span text:style-name="Strong_20_Emphasis"><text:span text:style-name="T5">Coste Anual Estimado (€)</text:span></text:span></text:p>
            </table:table-cell>
            <table:table-cell table:style-name="Tabla5.A1" office:value-type="string">
              <text:p text:style-name="P27"><text:span text:style-name="Strong_20_Emphasis"><text:span text:style-name="T5">Notas de Justificación</text:span></text:span></text:p>
            </table:table-cell>
          </table:table-row>
        </table:table-header-rows>
        <table:table-row>
          <table:table-cell table:style-name="Tabla5.A1" office:value-type="string">
            <text:p text:style-name="P28">Dominio (.com, .es, etc.)</text:p>
          </table:table-cell>
          <table:table-cell table:style-name="Tabla5.A1" office:value-type="string">
            <text:p text:style-name="P29">Fijo</text:p>
          </table:table-cell>
          <table:table-cell table:style-name="Tabla5.A1" office:value-type="string">
            <text:p text:style-name="P29">Anual</text:p>
          </table:table-cell>
          <table:table-cell table:style-name="Tabla5.A1" office:value-type="string">
            <text:p text:style-name="P29">[EJ: 15 €]</text:p>
          </table:table-cell>
          <table:table-cell table:style-name="Tabla5.A1" office:value-type="string">
            <text:p text:style-name="P29">Nombre del dominio elegido.</text:p>
          </table:table-cell>
        </table:table-row>
        <table:table-row>
          <table:table-cell table:style-name="Tabla5.A1" office:value-type="string">
            <text:p text:style-name="P28">Alojamiento (Opción Elegida)</text:p>
          </table:table-cell>
          <table:table-cell table:style-name="Tabla5.A1" office:value-type="string">
            <text:p text:style-name="P29">Fijo</text:p>
          </table:table-cell>
          <table:table-cell table:style-name="Tabla5.A1" office:value-type="string">
            <text:p text:style-name="P29">Anual</text:p>
          </table:table-cell>
          <table:table-cell table:style-name="Tabla5.A1" office:value-type="string">
            <text:p text:style-name="P29">[Trasladar el valor elegido de la tabla superior]</text:p>
          </table:table-cell>
          <table:table-cell table:style-name="Tabla5.A1" office:value-type="string">
            <text:p text:style-name="P29">Coste base del alojamiento que garantiza el servicio.</text:p>
          </table:table-cell>
        </table:table-row>
        <text:soft-page-break/>
        <table:table-row>
          <table:table-cell table:style-name="Tabla5.A1" office:value-type="string">
            <text:p text:style-name="P28">Licencia de Software Esencial</text:p>
          </table:table-cell>
          <table:table-cell table:style-name="Tabla5.A1" office:value-type="string">
            <text:p text:style-name="P29">Fijo</text:p>
          </table:table-cell>
          <table:table-cell table:style-name="Tabla5.A1" office:value-type="string">
            <text:p text:style-name="P29">Anual</text:p>
          </table:table-cell>
          <table:table-cell table:style-name="Tabla5.A1" office:value-type="string">
            <text:p text:style-name="P29">[EJ: 0 € - 50 €]</text:p>
          </table:table-cell>
          <table:table-cell table:style-name="Tabla5.A1" office:value-type="string">
            <text:p text:style-name="P29">[EJ: Licencia para un plugin premium, si no usa código libre.]</text:p>
          </table:table-cell>
        </table:table-row>
        <table:table-row>
          <table:table-cell table:style-name="Tabla5.A1" office:value-type="string">
            <text:p text:style-name="P28">Certificado SSL/TLS</text:p>
          </table:table-cell>
          <table:table-cell table:style-name="Tabla5.A1" office:value-type="string">
            <text:p text:style-name="P29">Fijo</text:p>
          </table:table-cell>
          <table:table-cell table:style-name="Tabla5.A1" office:value-type="string">
            <text:p text:style-name="P29">Anual</text:p>
          </table:table-cell>
          <table:table-cell table:style-name="Tabla5.A1" office:value-type="string">
            <text:p text:style-name="P29">[EJ: 0 € (si lo incluye el hosting) - 80 €]</text:p>
          </table:table-cell>
          <table:table-cell table:style-name="Tabla5.A1" office:value-type="string">
            <text:p text:style-name="P29">Obligatorio para HTTPS y seguridad.</text:p>
          </table:table-cell>
        </table:table-row>
        <table:table-row>
          <table:table-cell table:style-name="Tabla5.A1" office:value-type="string">
            <text:p text:style-name="P28">Total Costes Fijos Operacionales</text:p>
          </table:table-cell>
          <table:table-cell table:style-name="Tabla5.A1" office:value-type="string">
            <text:p text:style-name="P28">---</text:p>
          </table:table-cell>
          <table:table-cell table:style-name="Tabla5.A1" office:value-type="string">
            <text:p text:style-name="P28">---</text:p>
          </table:table-cell>
          <table:table-cell table:style-name="Tabla5.A1" office:value-type="string">
            <text:p text:style-name="P28">[SUMA Fila 1 a 4]</text:p>
          </table:table-cell>
          <table:table-cell table:style-name="Tabla5.A1" office:value-type="string">
            <text:p text:style-name="P28">---</text:p>
          </table:table-cell>
        </table:table-row>
      </table:table>
      <text:h text:style-name="P26" text:outline-level="4"><text:bookmark-start text:name="__RefHeading___Toc2928_492140000"/>2.4.3. Coste Operacional Variable (Según Uso)<text:bookmark-end text:name="__RefHeading___Toc2928_492140000"/></text:h>
      <table:table table:name="Tabla6" table:style-name="Tabla6">
        <table:table-column table:style-name="Tabla6.A"/>
        <table:table-column table:style-name="Tabla6.B"/>
        <table:table-column table:style-name="Tabla6.C"/>
        <table:table-column table:style-name="Tabla6.D"/>
        <table:table-column table:style-name="Tabla6.E"/>
        <table:table-header-rows>
          <table:table-row>
            <table:table-cell table:style-name="Tabla6.A1" office:value-type="string">
              <text:p text:style-name="P27"><text:span text:style-name="Strong_20_Emphasis"><text:span text:style-name="T5">Concepto</text:span></text:span></text:p>
            </table:table-cell>
            <table:table-cell table:style-name="Tabla6.A1" office:value-type="string">
              <text:p text:style-name="P27"><text:span text:style-name="Strong_20_Emphasis"><text:span text:style-name="T5">Tipo de Coste</text:span></text:span></text:p>
            </table:table-cell>
            <table:table-cell table:style-name="Tabla6.A1" office:value-type="string">
              <text:p text:style-name="P27"><text:span text:style-name="Strong_20_Emphasis"><text:span text:style-name="T5">Unidad de Coste</text:span></text:span></text:p>
            </table:table-cell>
            <table:table-cell table:style-name="Tabla6.A1" office:value-type="string">
              <text:p text:style-name="P27"><text:span text:style-name="Strong_20_Emphasis"><text:span text:style-name="T5">Estimación de Gasto Anual (€)</text:span></text:span></text:p>
            </table:table-cell>
            <table:table-cell table:style-name="Tabla6.A1" office:value-type="string">
              <text:p text:style-name="P27"><text:span text:style-name="Strong_20_Emphasis"><text:span text:style-name="T5">Notas de Justificación</text:span></text:span></text:p>
            </table:table-cell>
          </table:table-row>
        </table:table-header-rows>
        <table:table-row>
          <table:table-cell table:style-name="Tabla6.A1" office:value-type="string">
            <text:p text:style-name="P28">Pasarela de Pagos (Stripe/Redsys)</text:p>
          </table:table-cell>
          <table:table-cell table:style-name="Tabla6.A1" office:value-type="string">
            <text:p text:style-name="P29">Variable</text:p>
          </table:table-cell>
          <table:table-cell table:style-name="Tabla6.A1" office:value-type="string">
            <text:p text:style-name="P29">% sobre la transacción</text:p>
          </table:table-cell>
          <table:table-cell table:style-name="Tabla6.A1" office:value-type="string">
            <text:p text:style-name="P29">[EJ: 1.5% del volumen de ventas]</text:p>
          </table:table-cell>
          <table:table-cell table:style-name="Tabla6.A1" office:value-type="string">
            <text:p text:style-name="P29">[Estimar un % o coste fijo por transacción y calcular un volumen mínimo.]</text:p>
          </table:table-cell>
        </table:table-row>
        <table:table-row>
          <table:table-cell table:style-name="Tabla6.A1" office:value-type="string">
            <text:p text:style-name="P28">APIs de Terceros</text:p>
          </table:table-cell>
          <table:table-cell table:style-name="Tabla6.A1" office:value-type="string">
            <text:p text:style-name="P29">Variable</text:p>
          </table:table-cell>
          <table:table-cell table:style-name="Tabla6.A1" office:value-type="string">
            <text:p text:style-name="P29">Por llamada/mes</text:p>
          </table:table-cell>
          <table:table-cell table:style-name="Tabla6.A1" office:value-type="string">
            <text:p text:style-name="P29">[EJ: API de Google Maps: 20 €/mes por uso de geolocalización]</text:p>
          </table:table-cell>
          <table:table-cell table:style-name="Tabla6.A1" office:value-type="string">
            <text:p text:style-name="P29">[Si usa API de cronometraje, mapas, etc., estimar coste según volumen.]</text:p>
          </table:table-cell>
        </table:table-row>
        <table:table-row>
          <table:table-cell table:style-name="Tabla6.A1" office:value-type="string">
            <text:p text:style-name="P28">Total Costes Variables Estimados</text:p>
          </table:table-cell>
          <table:table-cell table:style-name="Tabla6.A1" office:value-type="string">
            <text:p text:style-name="P28">---</text:p>
          </table:table-cell>
          <table:table-cell table:style-name="Tabla6.A1" office:value-type="string">
            <text:p text:style-name="P28">---</text:p>
          </table:table-cell>
          <table:table-cell table:style-name="Tabla6.A1" office:value-type="string">
            <text:p text:style-name="P28">[SUMA Estimación]</text:p>
          </table:table-cell>
          <table:table-cell table:style-name="Tabla6.A1" office:value-type="string">
            <text:p text:style-name="P28">---</text:p>
          </table:table-cell>
        </table:table-row>
      </table:table>
      <text:p text:style-name="P33"/>
      <text:h text:style-name="P24" text:outline-level="3"><text:bookmark-start text:name="__RefHeading___Toc2930_492140000"/>2.5. Estudio de Viabilidad Técnica y Económica<text:bookmark-end text:name="__RefHeading___Toc2930_492140000"/></text:h>
      <text:h text:style-name="P26" text:outline-level="4"><text:bookmark-start text:name="__RefHeading___Toc2932_492140000"/>2.5.1. Viabilidad Técnica (Resumen)<text:bookmark-end text:name="__RefHeading___Toc2932_492140000"/></text:h>
      <text:p text:style-name="P32">Se confirma la viabilidad técnica del proyecto. El <text:span text:style-name="T6">stack</text:span> de desarrollo <text:span text:style-name="T4">[Nombre del Stack/Framework elegido: EJ: Laravel/Vue.js]</text:span> es idóneo para gestionar la complejidad y escalabilidad requerida, especialmente en funcionalidades como <text:span text:style-name="T4">[mencionar 2 funcionalidades clave: ej. gestión de la base de datos de pedidos en tiempo real o integración de APIs externas]</text:span>. Se utilizará <text:span text:style-name="T4">[Lenguaje y Versión]</text:span> en el <text:span text:style-name="T6">backend</text:span> y <text:span text:style-name="T4">[Lenguaje y/o Framework]</text:span> en el <text:span text:style-name="T6">frontend</text:span>.</text:p>
      <text:h text:style-name="P26" text:outline-level="4"><text:bookmark-start text:name="__RefHeading___Toc2934_492140000"/>2.5.2. Viabilidad Económica y Financiación<text:bookmark-end text:name="__RefHeading___Toc2934_492140000"/></text:h>
      <text:p text:style-name="P32">El coste operacional total del proyecto asciende a <text:span text:style-name="T4">[Total Costes Fijos Recurrentes + Estimación de Costes Variables]</text:span> al año.</text:p>
      <table:table table:name="Tabla7" table:style-name="Tabla7">
        <table:table-column table:style-name="Tabla7.A"/>
        <table:table-column table:style-name="Tabla7.B"/>
        <table:table-column table:style-name="Tabla7.C"/>
        <table:table-header-rows>
          <text:soft-page-break/>
          <table:table-row>
            <table:table-cell table:style-name="Tabla7.A1" office:value-type="string">
              <text:p text:style-name="P27"><text:span text:style-name="Strong_20_Emphasis"><text:span text:style-name="T5">Recurso</text:span></text:span></text:p>
            </table:table-cell>
            <table:table-cell table:style-name="Tabla7.A1" office:value-type="string">
              <text:p text:style-name="P27"><text:span text:style-name="Strong_20_Emphasis"><text:span text:style-name="T5">Tipo de Coste</text:span></text:span></text:p>
            </table:table-cell>
            <table:table-cell table:style-name="Tabla7.A1" office:value-type="string">
              <text:p text:style-name="P27"><text:span text:style-name="Strong_20_Emphasis"><text:span text:style-name="T5">Estimación</text:span></text:span></text:p>
            </table:table-cell>
          </table:table-row>
        </table:table-header-rows>
        <table:table-row>
          <table:table-cell table:style-name="Tabla7.A1" office:value-type="string">
            <text:p text:style-name="P28">Recursos Humanos (Coste Inicial de Desarrollo)</text:p>
          </table:table-cell>
          <table:table-cell table:style-name="Tabla7.A1" office:value-type="string">
            <text:p text:style-name="P29">Fijo/Inversión</text:p>
          </table:table-cell>
          <table:table-cell table:style-name="Tabla7.A1" office:value-type="string">
            <text:p text:style-name="P29">[Opcional, pero recomendado: Estimación de X horas a Y €/hora = Z €]</text:p>
          </table:table-cell>
        </table:table-row>
        <table:table-row>
          <table:table-cell table:style-name="Tabla7.A1" office:value-type="string">
            <text:p text:style-name="P28">Coste Operacional Anual Recurrente</text:p>
          </table:table-cell>
          <table:table-cell table:style-name="Tabla7.A1" office:value-type="string">
            <text:p text:style-name="P29">Fijo/Variable</text:p>
          </table:table-cell>
          <table:table-cell table:style-name="Tabla7.A1" office:value-type="string">
            <text:p text:style-name="P28">[Total de Costes Fijos + Variables]</text:p>
          </table:table-cell>
        </table:table-row>
      </table:table>
      <text:p text:style-name="P34"/>
      <text:p text:style-name="P32"><text:span text:style-name="T4">Financiación:</text:span> El proyecto se financiará inicialmente mediante <text:span text:style-name="T4">[EJ: Aportación de capital propio de los promotores o búsqueda de una micro-subvención para digitalización]</text:span>. El modelo de negocio <text:span text:style-name="T4">[EJ: Suscripción para organizadores, comisión por venta, publicidad]</text:span> garantiza que el proyecto pueda recuperar los costes operativos anuales si se alcanza el punto de equilibrio de <text:span text:style-name="T4">[EJ: X ventas/mes o Y suscripciones/añ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ndara" svg:font-family="Candara" style:font-family-generic="swiss"/>
    <style:font-face style:name="Candara1" svg:font-family="Candara" style:font-family-generic="swiss" style:font-pitch="variable"/>
    <style:font-face style:name="Candara2" svg:font-family="Candara" style:font-adornments="Bold" style:font-family-generic="swiss"/>
    <style:font-face style:name="Candara3" svg:font-family="Candara" style:font-adornments="Normal" style:font-family-generic="swiss" style:font-pitch="variable"/>
    <style:font-face style:name="Candara4" svg:font-family="Candara"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Candara4" fo:font-family="Candara" style:font-style-name="Regular" style:font-family-generic="swiss" style:font-pitch="variabl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name="Candara4" fo:font-family="Candara" style:font-style-name="Regular" style:font-family-generic="swiss" style:font-pitch="variabl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Candara2" fo:font-family="Candara" style:font-style-name="Bold" style:font-family-generic="swiss"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Candara3" fo:font-family="Candara" style:font-style-name="Norm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1">
      <number:number number:decimal-places="2" number:min-decimal-places="2" number:min-integer-digits="1"/>
      <number:text> %</number:text>
    </number:percentag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101cm" fo:margin-bottom="0.101cm" style:contextual-spacing="false" fo:text-align="end" style:justify-single-word="false">
        <style:tab-stops>
          <style:tab-stop style:position="7.5cm" style:type="center"/>
          <style:tab-stop style:position="16.999cm" style:type="right"/>
        </style:tab-stops>
      </style:paragraph-properties>
    </style:style>
    <style:style style:name="MP2" style:family="paragraph" style:parent-style-name="Header">
      <style:paragraph-properties fo:text-align="start" style:justify-single-word="false" style:writing-mode="lr-tb">
        <style:tab-stops>
          <style:tab-stop style:position="8.5cm" style:type="center"/>
          <style:tab-stop style:position="17cm" style:type="right"/>
        </style:tab-stops>
      </style:paragraph-properties>
    </style:style>
    <style:style style:name="MP3" style:family="paragraph" style:parent-style-name="Standard">
      <style:paragraph-properties fo:text-align="end" style:justify-single-word="false">
        <style:tab-stops>
          <style:tab-stop style:position="7.5cm" style:type="center"/>
          <style:tab-stop style:position="16.999cm" style:type="right"/>
        </style:tab-stops>
      </style:paragraph-properties>
      <style:text-properties officeooo:paragraph-rsid="000d8dfd"/>
    </style:style>
    <style:style style:name="MT1" style:family="text">
      <style:text-properties style:font-name="Liberation Serif"/>
    </style:style>
    <style:style style:name="MT2" style:family="text">
      <style:text-properties fo:color="#b2b2b2" loext:opacity="100%" fo:font-family="Candara"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MT3" style:family="text">
      <style:text-properties fo:color="#b2b2b2" loext:opacity="100%" fo:font-family="Candara" style:font-family-generic="roman" style:font-pitch="variable" fo:font-size="8pt" fo:font-style="normal" fo:font-weight="normal" officeooo:rsid="000c952e" style:font-size-asian="8pt" style:font-style-asian="normal" style:font-weight-asian="normal" style:font-size-complex="8pt" style:font-style-complex="normal" style:font-weight-complex="normal"/>
    </style:style>
    <style:style style:name="MT4" style:family="text">
      <style:text-properties fo:color="#b2b2b2" loext:opacity="100%" fo:font-family="Candara"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MT5" style:family="text">
      <style:text-properties fo:color="#b2b2b2" loext:opacity="100%" fo:font-family="'Candara Light'" style:font-family-generic="swiss" style:font-pitch="variable" fo:font-size="11pt" fo:font-style="normal" fo:font-weight="bold" officeooo:rsid="001b7fd9" style:font-size-asian="11pt" style:font-style-asian="normal" style:font-weight-asian="normal" style:font-size-complex="11pt" style:font-style-complex="normal" style:font-weight-complex="normal"/>
    </style:style>
    <style:style style:name="MT6" style:family="text">
      <style:text-properties fo:color="#b2b2b2" loext:opacity="100%" fo:font-family="'Candara Light'" style:font-family-generic="swiss" style:font-pitch="variable" fo:font-size="11pt" fo:font-style="normal" fo:font-weight="bold" officeooo:rsid="000fe3c7" style:font-size-asian="11pt" style:font-style-asian="normal" style:font-weight-asian="normal" style:font-size-complex="11pt" style:font-style-complex="normal" style:font-weight-complex="normal"/>
    </style:style>
    <style:page-layout style:name="Mpm1">
      <style:page-layout-properties fo:page-width="21.001cm" fo:page-height="29.7cm" style:num-format="1" style:print-orientation="portrait" fo:margin-top="0.631cm" fo:margin-bottom="0.66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fo:background-color="transparent" draw:fill="none" draw:fill-color="#729fcf"/>
      </style:header-style>
      <style:footer-style>
        <style:header-footer-properties svg:height="1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epartamento de Informática <text:s text:c="130"/><text:tab/>Curso 2025/2026</text:span></text:p>
        <text:p text:style-name="MP2" loext:marker-style-name="MT1"><text:span text:style-name="MT2">CFG</text:span><text:span text:style-name="MT3">S: Desarrollo de Aplicaciones Web</text:span><text:span text:style-name="MT2"> <text:s text:c="159"/>Proyecto intermodular</text:span></text:p>
      </style:header>
      <style:footer>
        <text:p text:style-name="MP3" loext:marker-style-name="MT1"><text:span text:style-name="MT2"><text:s text:c="96"/></text:span><text:span text:style-name="MT4"><text:tab/></text:span><text:span text:style-name="MT5">Guion Detallado de la Memoria Técnica (2º</text:span><text:span text:style-name="MT6">DAW</text:span><text:span text:style-name="MT5">)</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23:43:58.060721847</meta:creation-date>
    <dc:date>2025-10-27T12:57:06.950830700</dc:date>
    <meta:editing-duration>PT8M17S</meta:editing-duration>
    <meta:editing-cycles>10</meta:editing-cycles>
    <meta:generator>LibreOffice/25.8.1.1$Windows_X86_64 LibreOffice_project/54047653041915e595ad4e45cccea684809c77b5</meta:generator>
    <meta:document-statistic meta:table-count="4" meta:image-count="0" meta:object-count="0" meta:page-count="10" meta:paragraph-count="221" meta:word-count="2145" meta:character-count="13887" meta:non-whitespace-character-count="11575"/>
  </office:meta>
</office:document-meta>
</file>